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codedResourceResolver.getExtension( String 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codedRe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EncodedResource( Resource original , String coding ,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getContentCod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registerExtension( String coding , String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setContentCodings( List &lt; String &gt; co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codedRe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resolveResourceInternal( @ Nullable HttpServletRequest request , String requestPath , List &lt; ? extends Resource &gt; locations , ResourceResolverChain chai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ncodedResource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getAcceptEncoding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dResource.getRespons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ncodedResource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setExtensions( Map &lt; String , String &gt; extens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EncodedRe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codedResourceResolver.ge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codedResourceResolver.resolveUrlPathInternal( String resourceUrlPath , List &lt; ? extends Resource &gt; locations , ResourceResolv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